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en" fo:country="GB"/>
    </style:style>
    <style:style style:name="P2" style:parent-style-name="Normal" style:family="paragraph">
      <style:text-properties fo:font-size="14pt" style:font-size-asian="14pt" style:font-size-complex="14pt"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ListParagraph" style:list-style-name="LFO13" style:family="paragraph">
      <style:text-properties fo:language="en" fo:country="GB"/>
    </style:style>
    <style:style style:name="P5" style:parent-style-name="ListParagraph" style:list-style-name="LFO13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ListParagraph" style:list-style-name="LFO1" style:family="paragraph">
      <style:text-properties fo:language="en" fo:country="GB"/>
    </style:style>
    <style:style style:name="P8" style:parent-style-name="ListParagraph" style:list-style-name="LFO1" style:family="paragraph">
      <style:text-properties fo:language="en" fo:country="GB"/>
    </style:style>
    <style:style style:name="P9" style:parent-style-name="ListParagraph" style:list-style-name="LFO1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ListParagraph" style:list-style-name="LFO1" style:family="paragraph">
      <style:text-properties fo:language="en" fo:country="GB"/>
    </style:style>
    <style:style style:name="P12" style:parent-style-name="ListParagraph" style:list-style-name="LFO1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ListParagraph" style:list-style-name="LFO1" style:family="paragraph">
      <style:text-properties fo:language="en" fo:country="GB"/>
    </style:style>
    <style:style style:name="P15" style:parent-style-name="ListParagraph" style:list-style-name="LFO1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ListParagraph" style:list-style-name="LFO1" style:family="paragraph">
      <style:text-properties fo:language="en" fo:country="GB"/>
    </style:style>
    <style:style style:name="P18" style:parent-style-name="ListParagraph" style:list-style-name="LFO1" style:family="paragraph">
      <style:text-properties fo:language="en" fo:country="GB"/>
    </style:style>
    <style:style style:name="P19" style:parent-style-name="ListParagraph" style:list-style-name="LFO1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ListParagraph" style:list-style-name="LFO6" style:family="paragraph">
      <style:text-properties fo:language="en" fo:country="GB"/>
    </style:style>
    <style:style style:name="P22" style:parent-style-name="ListParagraph" style:list-style-name="LFO6" style:family="paragraph">
      <style:text-properties fo:language="en" fo:country="GB"/>
    </style:style>
    <style:style style:name="P23" style:parent-style-name="ListParagraph" style:list-style-name="LFO6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ListParagraph" style:list-style-name="LFO6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ListParagraph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font-size="14pt" style:font-size-asian="14pt" style:font-size-complex="14pt" fo:language="en" fo:country="GB"/>
    </style:style>
    <style:style style:name="P30" style:parent-style-name="Normal" style:family="paragraph">
      <style:text-properties fo:font-size="14pt" style:font-size-asian="14pt" style:font-size-complex="14pt" fo:language="en" fo:country="GB"/>
    </style:style>
  </office:automatic-styles>
  <office:body>
    <office:text text:use-soft-page-breaks="true">
      <text:p text:style-name="P1">Accelerometer Configuration:</text:p>
      <text:p text:style-name="P2"/>
      <text:p text:style-name="P3">Control configuration:</text:p>
      <text:list text:style-name="LFO13" text:continue-numbering="true">
        <text:list-item>
          <text:p text:style-name="P4">Standby mode with sample rate of 100Hz and low noise activated -&gt; 0x1C into 0x2A register</text:p>
        </text:list-item>
        <text:list-item>
          <text:p text:style-name="P5">Select Low Noise Low Power as oversampling mode -&gt; 0x01 into 0x2B register</text:p>
        </text:list-item>
      </text:list>
      <text:p text:style-name="P6">Transient Control<text:s/>Configuration<text:s/>(Enable which axis is monitored):</text:p>
      <text:list text:style-name="LFO1" text:continue-numbering="true">
        <text:list-item>
          <text:p text:style-name="P7">Write to Register 0x1D</text:p>
        </text:list-item>
        <text:list-item>
          <text:p text:style-name="P8">Write 0x0E -&gt; This enables an Interrupt on all three axis</text:p>
        </text:list-item>
        <text:list-item>
          <text:p text:style-name="P9">Write 0x4E if event flags should be latched into SRC register</text:p>
        </text:list-item>
      </text:list>
      <text:p text:style-name="P10">Transient<text:s/>Threshold<text:s/>Configuration (value to exceed for an event to happen):</text:p>
      <text:list text:style-name="LFO1" text:continue-numbering="true">
        <text:list-item>
          <text:p text:style-name="P11">Write Register 0x1F</text:p>
        </text:list-item>
        <text:list-item>
          <text:p text:style-name="P12">Select 0.5g as Threshold -&gt; 0.5g/0.063g -&gt; 8 counts -&gt; Write 0x08</text:p>
        </text:list-item>
      </text:list>
      <text:p text:style-name="P13">Transient<text:s/>Counter<text:s/>Configuration<text:s/>(time for an event to persist, so it is recognized):</text:p>
      <text:list text:style-name="LFO1" text:continue-numbering="true">
        <text:list-item>
          <text:p text:style-name="P14">Write Register 0x20</text:p>
        </text:list-item>
        <text:list-item>
          <text:p text:style-name="P15">Set timing of detection<text:s/>to 50ms<text:s/>-&gt;<text:s/>10ms Steps -&gt; 50/10 -&gt; Write 0x05</text:p>
        </text:list-item>
      </text:list>
      <text:p text:style-name="P16">Transient<text:s/>Source Configuration<text:s/>(data on which axis and direction event occurred):</text:p>
      <text:list text:style-name="LFO1" text:continue-numbering="true">
        <text:list-item>
          <text:p text:style-name="P17">Write Register 0x1E</text:p>
        </text:list-item>
        <text:list-item>
          <text:p text:style-name="P18">To clear event flag -&gt; Read 0x40</text:p>
        </text:list-item>
        <text:list-item>
          <text:p text:style-name="P19">Bit<text:s/>0-5<text:s/>contain information about axis and direction<text:s/>(POLX, EVX, POLY, EVY, POLZ, EVZ)</text:p>
        </text:list-item>
      </text:list>
      <text:p text:style-name="P20">System<text:s/>Interrupt<text:s/>Configuration:</text:p>
      <text:list text:style-name="LFO6" text:continue-numbering="true">
        <text:list-item>
          <text:p text:style-name="P21">Enable the Interrupt for Transient detection -&gt; Write Register 0x2D -&gt; Write 0x20</text:p>
        </text:list-item>
        <text:list-item>
          <text:p text:style-name="P22">Route Transient Detection to Interrupt Pin 1 -&gt; Write Register 0x2E -&gt; Write 0x20</text:p>
        </text:list-item>
        <text:list-item>
          <text:p text:style-name="P23">To clear interrupt flag -&gt; Write Register 0x0C -&gt; Read 0x20</text:p>
        </text:list-item>
      </text:list>
      <text:p text:style-name="P24">Put device into active mode:</text:p>
      <text:list text:style-name="LFO6" text:continue-numbering="true">
        <text:list-item>
          <text:p text:style-name="P25">Write 0x1D into 0x2A register</text:p>
        </text:list-item>
      </text:list>
      <text:p text:style-name="P26"/>
      <text:p text:style-name="P27"/>
      <text:p text:style-name="P28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Calibri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Calibri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libri" style:font-name-asian="Calibri" style:font-name-complex="Calibri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alibri" style:font-name-asian="Calibri" style:font-name-complex="Calib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 MAR. Rouge</meta:initial-creator>
    <dc:creator>Marco MAR. Rouge</dc:creator>
    <meta:creation-date>2020-11-23T15:49:00Z</meta:creation-date>
    <dc:date>2020-11-23T17:22:00Z</dc:date>
    <meta:template xlink:href="Normal" xlink:type="simple"/>
    <meta:editing-cycles>1</meta:editing-cycles>
    <meta:editing-duration>PT5460S</meta:editing-duration>
    <meta:document-statistic meta:page-count="1" meta:paragraph-count="2" meta:word-count="194" meta:character-count="1303" meta:row-count="9" meta:non-whitespace-character-count="1111"/>
  </office:meta>
</office:document-meta>
</file>